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2.658cm"/>
        </style:tab-stops>
      </style:paragraph-properties>
    </style:style>
    <style:style style:name="P4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44cm" fo:margin-right="0cm" fo:line-height="100%" fo:text-indent="0cm" style:auto-text-indent="false"/>
    </style:style>
    <style:style style:name="P6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>
          <style:tab-stop style:position="2.658cm"/>
        </style:tab-stops>
      </style:paragraph-properties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1.249cm" style:auto-text-indent="false">
        <style:tab-stops>
          <style:tab-stop style:position="2.658cm"/>
        </style:tab-stops>
      </style:paragraph-properties>
    </style:style>
    <style:style style:name="P8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RF5 – Edição dos dados do cliente.</text:span></text:p>
      <text:p text:style-name="P1"><text:span text:style-name="T2">Descrição: </text:span></text:p>
      <text:p text:style-name="P5"><text:span text:style-name="T3">Com a tela de pesquisa aberta o usuário escolhe a opção </text:span><text:span text:style-name="T4">E</text:span><text:bookmark text:name="_GoBack"/><text:span text:style-name="T4">ditar cliente </text:span><text:span text:style-name="T3">abrindo um formulario de edição, trazendo todos os campos preenchidos com os dados do cliente. O usuario pode alterar essas informações e salva-las. <text:s/></text:span></text:p>
      <text:p text:style-name="P3"><text:span text:style-name="T2">Entrada:</text:span></text:p>
      <text:p text:style-name="P6"><text:span text:style-name="T3">Código do cliente, nome do cliente, e-mail, CPF, data de nascimento, status,</text:span></text:p>
      <text:p text:style-name="P7"><text:span text:style-name="T3">telefone principal, telefone secundário, celular, logradouro, número,</text:span></text:p>
      <text:p text:style-name="P7"><text:span text:style-name="T3">complemento, bairro, cidade, CEP, UF, observação.</text:span></text:p>
      <text:p text:style-name="P1"><text:span text:style-name="T2">Processamento:</text:span></text:p>
      <text:p text:style-name="P5"><text:span text:style-name="T2"><text:tab/></text:span><text:span text:style-name="T3">Os dados obrigatórios código do cliente, nome do cliente, CPF, telefone principal e status devem estar preenchidos, para o software realizar a edição, caso contrário, não é possível finalizar a operação.</text:span></text:p>
      <text:p text:style-name="P2"><text:span text:style-name="T2">Saída:</text:span></text:p>
      <text:p text:style-name="P2"><text:span text:style-name="T2"><text:tab/></text:span><text:span text:style-name="T3">Mensagem informando que a edição foi realizada com sucesso.</text:span></text:p>
      <text:p text:style-name="P4"/>
      <text:p text:style-name="P2"><text:span text:style-name="T2">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elipe Cardoso</meta:initial-creator>
    <dc:creator>Rodrigo Felipe Cardoso</dc:creator>
    <meta:editing-cycles>4</meta:editing-cycles>
    <meta:creation-date>2015-09-17T18:28:00</meta:creation-date>
    <dc:date>2015-09-17T18:47:00</dc:date>
    <meta:editing-duration>PT13S</meta:editing-duration>
    <meta:generator>LibreOffice/4.4.2.2$Windows_x86 LibreOffice_project/c4c7d32d0d49397cad38d62472b0bc8acff48dd6</meta:generator>
    <meta:document-statistic meta:table-count="0" meta:image-count="0" meta:object-count="0" meta:page-count="1" meta:paragraph-count="12" meta:word-count="111" meta:character-count="753" meta:non-whitespace-character-count="6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